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21.1cm"/>
    </style:style>
    <style:style style:name="gr3" style:family="graphic" style:parent-style-name="standard">
      <style:graphic-properties draw:fill-color="#d3321f" draw:textarea-horizontal-align="justify" draw:textarea-vertical-align="middle" draw:auto-grow-height="false" fo:min-height="0.95cm" fo:min-width="6.7cm"/>
    </style:style>
    <style:style style:name="gr4" style:family="graphic" style:parent-style-name="standard">
      <style:graphic-properties draw:fill-color="#d3321f" draw:textarea-horizontal-align="justify" draw:textarea-vertical-align="middle" draw:auto-grow-height="false" fo:min-height="0.95cm" fo:min-width="5.9cm"/>
    </style:style>
    <style:style style:name="gr5" style:family="graphic" style:parent-style-name="standard">
      <style:graphic-properties draw:fill-color="#ff7f00" draw:textarea-horizontal-align="justify" draw:textarea-vertical-align="middle" draw:auto-grow-height="false" fo:min-height="0.95cm" fo:min-width="6.5cm"/>
    </style:style>
    <style:style style:name="gr6" style:family="graphic" style:parent-style-name="standard">
      <style:graphic-properties draw:stroke="solid" draw:stroke-dash="Fine_20_Dashed" svg:stroke-width="0.081cm" draw:marker-start="" draw:marker-start-width="0.321cm" draw:marker-end-width="0.321cm" draw:opacity="0%" draw:textarea-horizontal-align="justify" draw:textarea-vertical-align="middle" draw:auto-grow-height="false" fo:min-height="20.07cm" fo:min-width="27.02cm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8.7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fill-color="#ff7f00" draw:textarea-horizontal-align="justify" draw:textarea-vertical-align="middle" draw:auto-grow-height="false" fo:min-height="0.95cm" fo:min-width="4.3cm"/>
    </style:style>
    <style:style style:name="gr12" style:family="graphic" style:parent-style-name="standard">
      <style:graphic-properties svg:stroke-width="0.018cm" svg:stroke-color="#3465a4" draw:marker-start-width="0.227cm" draw:marker-end-width="0.227cm" draw:fill-color="#ff7f00" draw:textarea-horizontal-align="justify" draw:textarea-vertical-align="middle" draw:auto-grow-height="false" fo:min-height="0.932cm" fo:min-width="2.282cm" fo:padding-top="0.134cm" fo:padding-bottom="0.134cm" fo:padding-left="0.259cm" fo:padding-right="0.259cm"/>
    </style:style>
    <style:style style:name="gr13" style:family="graphic" style:parent-style-name="standard">
      <style:graphic-properties draw:fill-color="#ff7f00" draw:textarea-horizontal-align="justify" draw:textarea-vertical-align="middle" draw:auto-grow-height="false" fo:min-height="0.95cm" fo:min-width="1.5cm"/>
    </style:style>
    <style:style style:name="gr14" style:family="graphic" style:parent-style-name="standard">
      <style:graphic-properties draw:fill-color="#ff7f00" draw:textarea-horizontal-align="justify" draw:textarea-vertical-align="middle" draw:auto-grow-height="false" fo:min-height="0.95cm" fo:min-width="1.6cm"/>
    </style:style>
    <style:style style:name="gr15" style:family="graphic" style:parent-style-name="standard">
      <style:graphic-properties svg:stroke-width="0.018cm" svg:stroke-color="#3465a4" draw:marker-start-width="0.227cm" draw:marker-end-width="0.227cm" draw:fill-color="#ff7f00" draw:textarea-horizontal-align="justify" draw:textarea-vertical-align="middle" draw:auto-grow-height="false" fo:min-height="0.932cm" fo:min-width="1.382cm" fo:padding-top="0.134cm" fo:padding-bottom="0.134cm" fo:padding-left="0.259cm" fo:padding-right="0.259cm"/>
    </style:style>
    <style:style style:name="gr16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95cm" fo:min-width="2.1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1.65cm" fo:min-width="2.3cm" fo:padding-top="0.204cm" fo:padding-bottom="0.204cm" fo:padding-left="0.329cm" fo:padding-right="0.329cm"/>
    </style:style>
    <style:style style:name="gr18" style:family="graphic" style:parent-style-name="standard">
      <style:graphic-properties draw:fill-color="#ff7f00" draw:textarea-horizontal-align="justify" draw:textarea-vertical-align="middle" draw:auto-grow-height="false" fo:min-height="1.65cm" fo:min-width="2.3cm"/>
    </style:style>
    <style:style style:name="gr19" style:family="graphic" style:parent-style-name="standard">
      <style:graphic-properties draw:fill-color="#307d37" draw:textarea-horizontal-align="justify" draw:textarea-vertical-align="middle" draw:auto-grow-height="false" fo:min-height="14.35cm" fo:min-width="23.3cm"/>
    </style:style>
    <style:style style:name="gr20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792cm" fo:min-width="1.942cm" fo:padding-top="0.204cm" fo:padding-bottom="0.204cm" fo:padding-left="0.329cm" fo:padding-right="0.3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d3321f"/>
      <style:paragraph-properties fo:text-align="center"/>
    </style:style>
    <style:style style:name="P4" style:family="paragraph">
      <loext:graphic-properties draw:fill-color="#ff7f00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7f00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7f00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307d37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7f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gend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3321F für Text-Eingabe-Felder</text:p>
              </text:list-item>
              <text:list-item>
                <text:p>FF7F00 für Buttons</text:p>
              </text:list-item>
              <text:list-item>
                <text:p>B5B558 für Drag and Drop Elemente</text:p>
              </text:list-item>
              <text:list-item>
                <text:p>307D37 für Text Elemente</text:p>
              </text:list-item>
              <text:list-item>
                <text:p>729FCF für sonstige Elemente</text:p>
              </text:list-item>
              <text:list-item>
                <text:p>{} bezeichnet einen variablen 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2" draw:text-style-name="P2" draw:layer="layout" svg:width="21.6cm" svg:height="5.8cm" svg:x="3cm" svg:y="9.4cm">
          <text:p text:style-name="P2">Logi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cm" svg:height="1.2cm" svg:x="3.2cm" svg:y="12.2cm">
          <text:p text:style-name="P2">E-Mail-Adres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1.2cm" svg:x="10.6cm" svg:y="12.2cm">
          <text:p text:style-name="P2">Passwor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.2cm" svg:x="17.2cm" svg:y="12.2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7" draw:text-style-name="P2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cm" svg:height="19cm" svg:x="0.2cm" svg:y="1.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5.6cm" svg:height="1.187cm" svg:x="6.8cm" svg:y="5.4cm">
          <draw:text-box>
            <text:p/>
          </draw:text-box>
        </draw:fram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8cm" svg:height="1.2cm" svg:x="3.8cm" svg:y="2cm">
          <text:p text:style-name="P2">Neuer Kur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cm" svg:height="1.2cm" svg:x="0.4cm" svg:y="0.3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3.3cm" svg:y="0.3cm">
          <text:p text:style-name="P2"><text:span text:style-name="T1">C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1cm" svg:height="1.2cm" svg:x="5.4cm" svg:y="0.3cm">
          <text:p text:style-name="P2"><text:span text:style-name="T1">Medi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7.7cm" svg:y="0.3cm">
          <text:p text:style-name="P2"><text:span text:style-name="T1">Pag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2.5cm" svg:y="0.3cm">
          <text:p text:style-name="P2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cm" svg:height="1.2cm" svg:x="9.8cm" svg:y="0.3cm">
          <text:p text:style-name="P2"><text:span text:style-name="T1">Verwalte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4.5cm" svg:y="0.3cm">
          <text:p text:style-name="P2"><text:span text:style-name="T1">Setting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25.6cm" svg:y="0.3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8cm" svg:height="1.9cm" svg:x="0.6cm" svg:y="1.9cm">
          <text:p text:style-name="P2"><text:span text:style-name="T1">Ku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3.9cm"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5.9cm">
          <text:p text:style-name="P2"><text:span text:style-name="T1">Lehrstühl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8cm" svg:height="1.2cm" svg:x="8.8cm" svg:y="2cm">
          <text:p text:style-name="P8"><text:span text:style-name="T2">Kurs Lösche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3.8cm" svg:height="14.6cm" svg:x="3.8cm" svg:y="4.2cm">
          <text:p text:style-name="P2">Tabelle mit Kursen (interaktiv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7" draw:text-style-name="P2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cm" svg:height="19cm" svg:x="0.2cm" svg:y="1.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5.6cm" svg:height="1.187cm" svg:x="6.8cm" svg:y="5.4cm">
          <draw:text-box>
            <text:p/>
          </draw:text-box>
        </draw:fram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8cm" svg:height="1.2cm" svg:x="3.8cm" svg:y="2cm">
          <text:p text:style-name="P2">Neues Modu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cm" svg:height="1.2cm" svg:x="0.4cm" svg:y="0.3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3.3cm" svg:y="0.3cm">
          <text:p text:style-name="P2"><text:span text:style-name="T1">C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1cm" svg:height="1.2cm" svg:x="5.4cm" svg:y="0.3cm">
          <text:p text:style-name="P2"><text:span text:style-name="T1">Medi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7.7cm" svg:y="0.3cm">
          <text:p text:style-name="P2"><text:span text:style-name="T1">Pag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2.5cm" svg:y="0.3cm">
          <text:p text:style-name="P2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6cm" svg:height="1.2cm" svg:x="9.8cm" svg:y="0.3cm">
          <text:p text:style-name="P2"><text:span text:style-name="T1">Verwalte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4.5cm" svg:y="0.3cm">
          <text:p text:style-name="P2"><text:span text:style-name="T1">Setting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25.6cm" svg:y="0.3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1.9cm">
          <text:p text:style-name="P2"><text:span text:style-name="T1">Kurs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8cm" svg:height="1.9cm" svg:x="0.6cm" svg:y="3.9cm"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5.9cm">
          <text:p text:style-name="P2"><text:span text:style-name="T1">Lehrstühl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8cm" svg:height="1.2cm" svg:x="8.8cm" svg:y="2cm">
          <text:p text:style-name="P8"><text:span text:style-name="T2">Modul Lösche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3.8cm" svg:height="14.6cm" svg:x="3.8cm" svg:y="4.2cm">
          <text:p text:style-name="P2">Tabelle mit Modulen (interaktiv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7" draw:text-style-name="P2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7.6cm" svg:height="1.4cm" svg:x="0.2cm" svg:y="19.2cm">
          <text:p text:style-name="P2">Fußzeil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cm" svg:height="19cm" svg:x="0.2cm" svg:y="1.6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5.6cm" svg:height="1.187cm" svg:x="6.8cm" svg:y="5.4cm">
          <draw:text-box>
            <text:p/>
          </draw:text-box>
        </draw:fram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8cm" svg:height="1.2cm" svg:x="3.8cm" svg:y="2cm">
          <text:p text:style-name="P2">Neuer Lehrstuhl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8cm" svg:height="1.2cm" svg:x="0.4cm" svg:y="0.3cm">
          <text:p text:style-name="P2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3.3cm" svg:y="0.3cm">
          <text:p text:style-name="P2"><text:span text:style-name="T1">CM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1cm" svg:height="1.2cm" svg:x="5.4cm" svg:y="0.3cm">
          <text:p text:style-name="P2"><text:span text:style-name="T1">Medi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.2cm" svg:x="7.7cm" svg:y="0.3cm">
          <text:p text:style-name="P2"><text:span text:style-name="T1">Pag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2.5cm" svg:y="0.3cm">
          <text:p text:style-name="P2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6cm" svg:height="1.2cm" svg:x="9.8cm" svg:y="0.3cm">
          <text:p text:style-name="P2"><text:span text:style-name="T1">Verwalte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14.5cm" svg:y="0.3cm">
          <text:p text:style-name="P2"><text:span text:style-name="T1">Setting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9cm" svg:height="1.2cm" svg:x="25.6cm" svg:y="0.3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1.9cm">
          <text:p text:style-name="P2"><text:span text:style-name="T1">Kurse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8cm" svg:height="1.9cm" svg:x="0.6cm" svg:y="3.9cm"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8cm" svg:height="1.9cm" svg:x="0.6cm" svg:y="5.9cm">
          <text:p text:style-name="P2"><text:span text:style-name="T1">Lehrstüh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8cm" svg:height="1.2cm" svg:x="8.8cm" svg:y="2cm">
          <text:p text:style-name="P11"><text:span text:style-name="T3">Lehrstuhl Lösche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3.8cm" svg:height="14.6cm" svg:x="3.8cm" svg:y="4.2cm">
          <text:p text:style-name="P2">Tabelle mit Lehrstühlen (interaktiv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0:30:27.678656707</meta:creation-date>
    <dc:date>2017-12-03T19:42:10.933000000</dc:date>
    <meta:editing-duration>PT1H33M23S</meta:editing-duration>
    <meta:editing-cycles>14</meta:editing-cycles>
    <meta:generator>LibreOffice/5.3.7.2$Windows_X86_64 LibreOffice_project/6b8ed514a9f8b44d37a1b96673cbbdd077e24059</meta:generator>
    <meta:document-statistic meta:object-count="98"/>
  </office:meta>
</office:document-meta>
</file>